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Line_20_Arrow" draw:marker-end-width="0.2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0.5cm" svg:height="0.5cm" draw:transform="rotate (-1.5707963267949) translate (10.6cm 4.6cm)">
          <text:p/>
          <draw:enhanced-geometry svg:viewBox="0 0 21600 21600" draw:mirror-horizontal="false" draw:mirror-vertical="false" draw:text-areas="?f7 ?f0 21600 ?f2" draw:type="left-arrow" draw:modifiers="17935.3293413174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2" draw:text-style-name="P2" draw:layer="layout" draw:line-skew="-0.351cm" svg:x1="9.35cm" svg:y1="6.8cm" svg:x2="10.35cm" svg:y2="5.1cm" draw:start-shape="id1" draw:start-glue-point="4" draw:end-shape="id2" draw:end-glue-point="1" svg:d="m9350 6800v-1200h1000v-500">
          <text:p/>
        </draw:connector>
        <draw:custom-shape draw:style-name="gr3" draw:text-style-name="P3" xml:id="id1" draw:id="id1" draw:layer="layout" svg:width="2.5cm" svg:height="1cm" svg:x="8.1cm" svg:y="6.8cm">
          <text:p text:style-name="P1"><text:span text:style-name="T1">AImpl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3" xml:id="id3" draw:id="id3" draw:layer="layout" svg:width="2.5cm" svg:height="1cm" svg:x="10.1cm" svg:y="9.8cm">
          <text:p text:style-name="P1"><text:span text:style-name="T1">AImpl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line-skew="-1.851cm" svg:x1="10.35cm" svg:y1="5.1cm" svg:x2="11.35cm" svg:y2="9.8cm" draw:start-shape="id2" draw:start-glue-point="1" draw:end-shape="id3" draw:end-glue-point="4" svg:d="m10350 5100v500h1000v4200">
          <text:p/>
        </draw:connector>
        <draw:custom-shape draw:style-name="gr3" draw:text-style-name="P3" xml:id="id4" draw:id="id4" draw:layer="layout" svg:width="3cm" svg:height="1cm" svg:x="2.35cm" svg:y="0.1cm">
          <text:p text:style-name="P1"><text:span text:style-name="T1">Nutz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3.85cm" svg:y1="1.1cm" svg:x2="3.85cm" svg:y2="2.1cm" draw:start-shape="id4" draw:start-glue-point="6" draw:end-shape="id5" draw:end-glue-point="4" svg:d="m3850 1100v1000">
          <text:p/>
        </draw:connector>
        <draw:g>
          <draw:custom-shape draw:style-name="gr3" draw:text-style-name="P1" xml:id="id5" draw:id="id5" draw:layer="layout" svg:width="6cm" svg:height="2.5cm" svg:x="0.85cm" svg:y="2.1cm">
            <text:p text:style-name="P1"><text:span text:style-name="T2">AbstrakteFabrik</text:span></text:p>
            <text:p text:style-name="P1"><text:span text:style-name="T2">erzeugeA()</text:span></text:p>
            <text:p text:style-name="P1"><text:span text:style-name="T2">erzeugeB()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line draw:style-name="gr5" draw:text-style-name="P2" draw:layer="layout" svg:x1="0.85cm" svg:y1="3cm" svg:x2="6.85cm" svg:y2="3cm">
            <text:p/>
          </draw:line>
        </draw:g>
        <draw:custom-shape draw:style-name="gr1" draw:text-style-name="P1" xml:id="id7" draw:id="id7" draw:layer="layout" svg:width="0.5cm" svg:height="0.5cm" draw:transform="rotate (-1.5707963267949) translate (16.1cm 4.6cm)">
          <text:p/>
          <draw:enhanced-geometry svg:viewBox="0 0 21600 21600" draw:mirror-horizontal="false" draw:mirror-vertical="false" draw:text-areas="?f7 ?f0 21600 ?f2" draw:type="left-arrow" draw:modifiers="17935.3293413174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2" draw:text-style-name="P2" draw:layer="layout" draw:line-skew="-0.751cm" svg:x1="14.85cm" svg:y1="7.6cm" svg:x2="15.85cm" svg:y2="5.1cm" draw:start-shape="id6" draw:start-glue-point="4" draw:end-shape="id7" draw:end-glue-point="1" svg:d="m14850 7600v-2000h1000v-500">
          <text:p/>
        </draw:connector>
        <draw:custom-shape draw:style-name="gr3" draw:text-style-name="P3" xml:id="id6" draw:id="id6" draw:layer="layout" svg:width="2.5cm" svg:height="1cm" svg:x="13.6cm" svg:y="7.6cm">
          <text:p text:style-name="P1"><text:span text:style-name="T1">BImpl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3" xml:id="id8" draw:id="id8" draw:layer="layout" svg:width="2.5cm" svg:height="1cm" svg:x="15.6cm" svg:y="10.6cm">
          <text:p text:style-name="P1"><text:span text:style-name="T1">BImpl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line-skew="-2.251cm" svg:x1="15.85cm" svg:y1="5.1cm" svg:x2="16.85cm" svg:y2="10.6cm" draw:start-shape="id7" draw:start-glue-point="1" draw:end-shape="id8" draw:end-glue-point="4" svg:d="m15850 5100v500h1000v5000">
          <text:p/>
        </draw:connector>
        <draw:custom-shape draw:style-name="gr1" draw:text-style-name="P1" xml:id="id10" draw:id="id10" draw:layer="layout" svg:width="0.5cm" svg:height="0.5cm" draw:transform="rotate (-1.5707963267949) translate (4.1cm 4.6cm)">
          <text:p/>
          <draw:enhanced-geometry svg:viewBox="0 0 21600 21600" draw:mirror-horizontal="false" draw:mirror-vertical="false" draw:text-areas="?f7 ?f0 21600 ?f2" draw:type="left-arrow" draw:modifiers="17935.3293413174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2" draw:text-style-name="P2" draw:layer="layout" svg:x1="2.1cm" svg:y1="6.1cm" svg:x2="3.85cm" svg:y2="5.1cm" draw:start-shape="id9" draw:start-glue-point="0" draw:end-shape="id10" draw:end-glue-point="1" svg:d="m2100 6100v-499h1750v-501">
          <text:p/>
        </draw:connector>
        <draw:g xml:id="id9" draw:id="id9">
          <draw:custom-shape draw:style-name="gr3" draw:text-style-name="P1" draw:layer="layout" svg:width="4cm" svg:height="2.5cm" svg:x="0.1cm" svg:y="6.1cm">
            <text:p text:style-name="P1"><text:span text:style-name="T2">Fabrik1</text:span></text:p>
            <text:p text:style-name="P1"><text:span text:style-name="T2">erzeugeA()</text:span></text:p>
            <text:p text:style-name="P1"><text:span text:style-name="T2">erzeugeB()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line draw:style-name="gr5" draw:text-style-name="P2" draw:layer="layout" svg:x1="0.1cm" svg:y1="7cm" svg:x2="4.1cm" svg:y2="7cm">
            <text:p/>
          </draw:line>
        </draw:g>
        <draw:connector draw:style-name="gr2" draw:text-style-name="P2" draw:layer="layout" draw:line-skew="-1.501cm" svg:x1="5.6cm" svg:y1="9.1cm" svg:x2="3.85cm" svg:y2="5.1cm" draw:start-shape="id11" draw:start-glue-point="0" draw:end-shape="id10" draw:end-glue-point="1" svg:d="m5600 9100v-3500h-1750v-500">
          <text:p/>
        </draw:connector>
        <draw:g xml:id="id11" draw:id="id11">
          <draw:custom-shape draw:style-name="gr3" draw:text-style-name="P1" draw:layer="layout" svg:width="4cm" svg:height="2.5cm" svg:x="3.6cm" svg:y="9.1cm">
            <text:p text:style-name="P1"><text:span text:style-name="T2">Fabrik2</text:span></text:p>
            <text:p text:style-name="P1"><text:span text:style-name="T2">erzeugeA()</text:span></text:p>
            <text:p text:style-name="P1"><text:span text:style-name="T2">erzeugeB()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line draw:style-name="gr5" draw:text-style-name="P2" draw:layer="layout" svg:x1="3.6cm" svg:y1="10cm" svg:x2="7.6cm" svg:y2="10cm">
            <text:p/>
          </draw:line>
        </draw:g>
        <draw:line draw:style-name="gr4" draw:text-style-name="P1" draw:layer="layout" svg:x1="4.1cm" svg:y1="7.3cm" svg:x2="8.1cm" svg:y2="7.3cm">
          <text:p/>
        </draw:line>
        <draw:line draw:style-name="gr4" draw:text-style-name="P1" draw:layer="layout" svg:x1="4.1cm" svg:y1="8.1cm" svg:x2="13.6cm" svg:y2="8.1cm">
          <text:p/>
        </draw:line>
        <draw:line draw:style-name="gr4" draw:text-style-name="P1" draw:layer="layout" svg:x1="7.6cm" svg:y1="10.3cm" svg:x2="10.1cm" svg:y2="10.3cm">
          <text:p/>
        </draw:line>
        <draw:line draw:style-name="gr4" draw:text-style-name="P1" draw:layer="layout" svg:x1="7.6cm" svg:y1="11.1cm" svg:x2="15.6cm" svg:y2="11.1cm">
          <text:p/>
        </draw:line>
        <draw:custom-shape draw:style-name="gr3" draw:text-style-name="P3" draw:layer="layout" svg:width="1.5cm" svg:height="1cm" svg:x="9.6cm" svg:y="3.6cm">
          <text:p text:style-name="P1"><text:span text:style-name="T1">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1.5cm" svg:height="1cm" svg:x="15.1cm" svg:y="3.6cm">
          <text:p text:style-name="P1"><text:span text:style-name="T1">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8.2cm" fo:page-height="11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</meta:initial-creator>
    <meta:creation-date>2012-07-12T11:15:06</meta:creation-date>
    <dc:date>2012-07-12T22:43:14.31</dc:date>
    <meta:editing-duration>PT4H28M28S</meta:editing-duration>
    <meta:editing-cycles>8</meta:editing-cycles>
    <meta:generator>LibreOffice/3.5$Windows_x86 LibreOffice_project/165a79a-7059095-e13bb37-fef39a4-9503d18</meta:generator>
    <meta:document-statistic meta:object-count="30"/>
  </office:meta>
</office:document-meta>
</file>